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623cc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623cc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ُدَّثِّرۣ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5163_2070482055"/><text:span text:style-name="T3"> </text:span><text:span text:style-name="T2">يَـٰٓأَيُّهَا </text:span><text:span text:style-name="T5">۰</text:span><text:span text:style-name="T2">لْمُدَّثِّرُ </text:span><text:span text:style-name="T3">(1)</text:span><text:span text:style-name="T2"> قُمْ فَأَنذِرْؐ </text:span><text:span text:style-name="T3">(2)</text:span><text:span text:style-name="T2"> وَرَبَّــكَ فَكَبِّرْؐ </text:span><text:span text:style-name="T3">(3)</text:span><text:span text:style-name="T2"> وَثِيَابَــكَ فَطَهِّرْؐ </text:span><text:span text:style-name="T3">(4)</text:span><text:span text:style-name="T2"> وَالرّۣجْزَ فَاهْجُرْؐ </text:span><text:span text:style-name="T3">(5)</text:span><text:span text:style-name="T2"> وَلاَ تَمْنُــن تَسْتَكْثِرُؐ </text:span><text:span text:style-name="T3">(6)</text:span><text:span text:style-name="T2"> وَلِرَبِّــكَ فَاصْبِرْؐ </text:span><text:span text:style-name="T3">(7)</text:span><text:span text:style-name="T2"> فَإِذَا نُقِرَ فِى </text:span><text:span text:style-name="T5">۱</text:span><text:span text:style-name="T2">لنَّاقُورۣ </text:span><text:span text:style-name="T3">(8)</text:span><text:span text:style-name="T2"> فَذَ؛لِــكَ يَوْمَئِذٍ يَوْم٘ عَسِير٘ </text:span><text:span text:style-name="T3">(9)</text:span><text:span text:style-name="T2"> عَلَــي </text:span><text:span text:style-name="T5">۰</text:span><text:span text:style-name="T2">لْكۭـٰفِـرۣينَ غَيْرُ يَسِيرٍؐ </text:span><text:span text:style-name="T3">(10)</text:span><text:span text:style-name="T2"> ذَرْنِى وَمَــنْ خَلَقْتُ وَحِيداً </text:span><text:span text:style-name="T3">(11)</text:span><text:span text:style-name="T2"> وَجَعَلْتُ لَهُ„ مَالًا مَّمْدُوداً </text:span><text:span text:style-name="T3">(12)</text:span><text:span text:style-name="T2"> وَبَنِيــنَ شُهُوداً </text:span><text:span text:style-name="T3">(13)</text:span><text:span text:style-name="T2"> وَمَهَّدتُّ لَهُ„ تَمْـهِيـداً </text:span><text:span text:style-name="T3">(14)</text:span><text:span text:style-name="T2"> ثُمَّ يَطْـمَـعُ أَنَ اَزۣيــدَ </text:span><text:span text:style-name="T3">(15)</text:span><text:span text:style-name="T2"> كَـلٓؐاَّ إِنَّهُ, كَـانَ ءَلِايَـٰتِنَــا عَـنِيـداًؐ </text:span><text:span text:style-name="T3">(16)</text:span><text:span text:style-name="T2"> سَٱُرْهِقُـهُ, صَـعُـوداٗؐ </text:span><text:span text:style-name="T3">(17)</text:span><text:span text:style-name="T2"> اِنَّهُ, فَكَّرَ وَقَدَّرَ </text:span><text:span text:style-name="T3">(18)</text:span><text:span text:style-name="T2"> فَقُتِــلَ كَيْـفَ قَـدَّرَ </text:span><text:span text:style-name="T3">(19)</text:span><text:span text:style-name="T2"> ثُمَّ قُـتِـــلَ كَيْـفَ قَدَّرَ </text:span><text:span text:style-name="T3">(20)</text:span><text:span text:style-name="T2"> ثُمَّ نَظَرَ </text:span><text:span text:style-name="T3">(21)</text:span><text:span text:style-name="T2"> ثُمَّ عَبَسَ وَبَسَرَ </text:span><text:span text:style-name="T3">(22)</text:span><text:span text:style-name="T2"> ثُمَّ أَدْبَرَ وَاسْتَكْبَرَ </text:span><text:span text:style-name="T3">(23)</text:span><text:span text:style-name="T2"> فَـقَـالَ إِنْ هَـٰـذَآ إِلَّا سِحْــرٌ يُوثَـرُ </text:span><text:span text:style-name="T3">(24)</text:span><text:span text:style-name="T2"> إِنْ هَـٰذَآ إِلاَّ قَــوْلُ </text:span><text:span text:style-name="T5">۴</text:span><text:span text:style-name="T2">لْبَشَرۣؐ </text:span><text:span text:style-name="T3">(25)</text:span><text:span text:style-name="T2"> سَاءُصْلِيهِ سَقَرَؐ </text:span><text:span text:style-name="T3">(26)</text:span><text:span text:style-name="T2"> وَمَآ أَدْرۭيٰژَ مَا سَقَرُؐ </text:span><text:span text:style-name="T3">(27)</text:span><text:span text:style-name="T2"> لاَ تُبْقِى وَلاَ تَذَرُؐ </text:span><text:span text:style-name="T3">(28)</text:span><text:span text:style-name="T2"> لَوَّاحَةٌ لِّلْبَشَرۣؐ </text:span><text:span text:style-name="T3">(29)</text:span><text:span text:style-name="T2"> عَلَيْهَا تِسْعَةَ عَشَرَؐ </text:span><text:span text:style-name="T3">(30)</text:span><text:span text:style-name="T2"> ® وَمَا جَعَلْنَآ أَصْحَـٰــبَ </text:span><text:span text:style-name="T5">۰</text:span><text:span text:style-name="T2">لنّۭارۣ إِلاَّ مَلَئِكَةًؐ وَمَا جَعَلْنَا عِدَّتَهُمُ’ إِلاَّ فِتْنَةً لِّلذِيــنَ كَفَرُواْ لِيَسْتَيْقِــنَ </text:span><text:span text:style-name="T5">۰</text:span><text:span text:style-name="T2">لذِينَ اءُوتُواْ </text:span><text:span text:style-name="T5">۴</text:span><text:span text:style-name="T2">لْكِتَـٰبَ وَيَزْدَادَ </text:span><text:span text:style-name="T5">۰</text:span><text:span text:style-name="T2">لذِيــنَ ءَامَنُوٓاْ إِيمَـٰناً وَلاَ يَرْتَابَ </text:span><text:span text:style-name="T5">۰</text:span><text:span text:style-name="T2">لذِينَ اءُوتُواْ </text:span><text:span text:style-name="T5">۴</text:span><text:span text:style-name="T2">لْكِتَـٰبَ وَالْمُومِنُونَ وَلِيَقُولَ </text:span><text:span text:style-name="T5">۰</text:span><text:span text:style-name="T2">لذِينَ فِى قُلُوبِهِم مَّرَضٌ وَالْكَـٰفِرُونَ مَاذَآ أَرَادَ </text:span><text:span text:style-name="T5">۰</text:span><text:span text:style-name="T2">للَّهُ بِهَـٰذَا مَثَلًؐا كَذَ؛لِكَ يُضِلُّ </text:span><text:span text:style-name="T5">۴</text:span><text:span text:style-name="T2">للَّهُ مَنْ يَّشَـﺂءُ وَيَهْدِى مَنْ يَّشَـﺂءُؐ وَمَا يَعْلَمُ جُنُودَ رَبِّژَ إِلاَّ هُوَؐ وَمَا هِيَ إِلاَّ ذِكْرۭيٰ لِلْبَـشَـرۣؐ </text:span><text:span text:style-name="T3">(31)</text:span><text:span text:style-name="T2"> كَـلاَّ وَالْقَـمَـرۣ </text:span><text:span text:style-name="T3">(32)</text:span><text:span text:style-name="T2"> وَاليْلِ إِذَ اَدْبَـرَ </text:span><text:span text:style-name="T3">(33)</text:span><text:span text:style-name="T2"> وَالصُّبْحِ إِذَآ أَسْـفَـرَ </text:span><text:span text:style-name="T3">(34)</text:span><text:span text:style-name="T2"> إِنَّهَــا لِإَحْدَي </text:span><text:span text:style-name="T5">۰</text:span><text:span text:style-name="T2">لْكُبَرۣ </text:span><text:span text:style-name="T3">(35)</text:span><text:span text:style-name="T2"> نَذِيراً لِّلْبَشَرۣ </text:span><text:span text:style-name="T3">(36)</text:span><text:span text:style-name="T2"> </text:span><text:soft-page-break/><text:span text:style-name="T2">لِمَــن شَآءَ مِنكُمُ; أَنْ يَّتَقَدَّمَ أَوْ يَتَأَخَّرَؐ </text:span><text:span text:style-name="T3">(37)</text:span><text:span text:style-name="T2"> كُلُّ نَفْسٙ بِمَا كَسَبَتْ رَهِينَة٘ </text:span><text:span text:style-name="T3">(38)</text:span><text:span text:style-name="T2"> اِلٓاَّ أَصْحَـٰبَ </text:span><text:span text:style-name="T5">۰</text:span><text:span text:style-name="T2">لْيَمِينِؐ </text:span><text:span text:style-name="T3">(39)</text:span><text:span text:style-name="T2"> فِى جَنَّـٰتٍ يَتَسَآءَلُونَ عَنِ </text:span><text:span text:style-name="T5">۱</text:span><text:span text:style-name="T2">ڤْمُجْرۣمِينَ </text:span><text:span text:style-name="T3">(40)</text:span><text:span text:style-name="T2"> مَا سَلَكَكُمْ فِى سَقَرَؐ </text:span><text:span text:style-name="T3">(41)</text:span><text:span text:style-name="T2"> قَالُواْ لَمْ نَــكُ مِنَ </text:span><text:span text:style-name="T5">۰</text:span><text:span text:style-name="T2">لْمُصَلِّينَ </text:span><text:span text:style-name="T3">(42)</text:span><text:span text:style-name="T2"> وَلَمْ نَــكُ نُطْعِمُ </text:span><text:span text:style-name="T5">۴</text:span><text:span text:style-name="T2">لْمِسْكِينَ </text:span><text:span text:style-name="T3">(43)</text:span><text:span text:style-name="T2"> وَكُنَّا نَخُوضُ مَعَ </text:span><text:span text:style-name="T5">۰</text:span><text:span text:style-name="T2">لْخَآئِضِينَ </text:span><text:span text:style-name="T3">(44)</text:span><text:span text:style-name="T2"> وَكُنَّا نُكَذِّبُ بِيَوْمِ </text:span><text:span text:style-name="T5">۱</text:span><text:span text:style-name="T2">لدِّينِ </text:span><text:span text:style-name="T3">(45)</text:span><text:span text:style-name="T2"> حَتَّـيٰٓ أَتۭيٰنَا </text:span><text:span text:style-name="T5">۰</text:span><text:span text:style-name="T2">لْيَقِينُؐ </text:span><text:span text:style-name="T3">(46)</text:span><text:span text:style-name="T2"> فَمَا تَنفَعُهُمْ شَفَـٰعَةُ </text:span><text:span text:style-name="T5">۴</text:span><text:span text:style-name="T2">لشَّـٰفِعِينَؐ </text:span><text:span text:style-name="T3">(47)</text:span><text:span text:style-name="T2"> فَمَا لَهُمْ عَـنِ </text:span><text:span text:style-name="T5">۱</text:span><text:span text:style-name="T2">لتَّذْكِرَةِ مُعْرۣضِينَ </text:span><text:span text:style-name="T3">(48)</text:span><text:span text:style-name="T2"> كَأَنَّهُمْ حُمُرٌ مُّسْتَنفَرَةٌ </text:span><text:span text:style-name="T3">(49)</text:span><text:span text:style-name="T2"> فَرَّتْ مِــن قَسْوَرَةٙؐ </text:span><text:span text:style-name="T3">(50)</text:span><text:span text:style-name="T2"> بَلْ يُرۣيدُ كُلُّ èمْرۣئٍ مِّنْهُمُ; أَنْ يُّوتۭــيٰ صُحُفاً مُّنَشَّرَةًؐ </text:span><text:span text:style-name="T3">(51)</text:span><text:span text:style-name="T2"> كَلاَّ بَــل لاَّ يَخَافُونَ </text:span><text:span text:style-name="T5">۰</text:span><text:span text:style-name="T2">لاَخِرَةَؐ </text:span><text:span text:style-name="T3">(52)</text:span><text:span text:style-name="T2"> كَلٓاَّ إِنَّهُ„ تَذْكِرَةٌؐ </text:span><text:span text:style-name="T3">(53)</text:span><text:span text:style-name="T2"> فَمَــن شَآءَ ذَكَرَهُؐ, </text:span><text:span text:style-name="T3">(54)</text:span><text:span text:style-name="T2"> وَمَا تَذْكُرُونَ إِلٓاَّ أَنْ يَّشَآءَ </text:span><text:span text:style-name="T5">۰</text:span><text:span text:style-name="T2">للَّهُؐ هُوَ أَهْلُ </text:span><text:span text:style-name="T5">۴</text:span><text:span text:style-name="T2">لتَّقْوۭيٰ وَأَهْــلُ </text:span><text:span text:style-name="T5">۴</text:span><text:span text:style-name="T2">لْمَغْفِرَةِؐ </text:span><text:span text:style-name="T3">(55)</text:span><text:span text:style-name="T2"> </text:span><text:bookmark-end text:name="__DdeLink__5163_207048205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9:17.801359241</meta:creation-date>
    <dc:date>2025-03-06T08:10:22.113164025</dc:date>
    <meta:editing-duration>PT2M43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317" meta:character-count="1700" meta:non-whitespace-character-count="1384"/>
  </office:meta>
</office:document-meta>
</file>